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0.125in"/>
    </style:style>
    <style:style style:name="Table1.D" style:family="table-column">
      <style:table-column-properties style:column-width="1.75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7396in"/>
    </style:style>
    <style:style style:name="Table2.A1" style:family="table-cell">
      <style:table-cell-properties style:writing-mode="page"/>
    </style:style>
    <style:style style:name="Table3" style:family="table">
      <style:table-properties style:width="2in" table:align="left"/>
    </style:style>
    <style:style style:name="Table3.A" style:family="table-column">
      <style:table-column-properties style:column-width="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4.7396in" table:align="margins"/>
    </style:style>
    <style:style style:name="Table4.A" style:family="table-column">
      <style:table-column-properties style:column-width="4.7396in" style:rel-column-width="7005*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3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a4d19f" officeooo:paragraph-rsid="00a6f89f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a4d19f" officeooo:paragraph-rsid="00a4d19f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25f41d" officeooo:paragraph-rsid="00a6f89f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ac52fa" officeooo:paragraph-rsid="00ac52fa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57956" officeooo:paragraph-rsid="00b57956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c0735" officeooo:paragraph-rsid="00bc0735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d8572" officeooo:paragraph-rsid="00bd8572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officeooo:rsid="00a6f89f" officeooo:paragraph-rsid="00a6f89f" style:font-size-asian="11pt" style:font-size-complex="11pt"/>
    </style:style>
    <style:style style:name="P11" style:family="paragraph" style:parent-style-name="Standard" style:list-style-name="L1">
      <style:paragraph-properties fo:margin-top="0in" fo:margin-bottom="0.0201in" loext:contextual-spacing="false"/>
      <style:text-properties officeooo:paragraph-rsid="00a6f89f"/>
    </style:style>
    <style:style style:name="P12" style:family="paragraph" style:parent-style-name="Standard" style:list-style-name="L1">
      <style:paragraph-properties fo:margin-top="0in" fo:margin-bottom="0.0201in" loext:contextual-spacing="false"/>
      <style:text-properties officeooo:paragraph-rsid="00b2508d"/>
    </style:style>
    <style:style style:name="P13" style:family="paragraph" style:parent-style-name="Table_20_Contents">
      <style:paragraph-properties fo:text-align="center" style:justify-single-word="false"/>
      <style:text-properties style:font-name="Linux Libertine" fo:font-size="13pt" officeooo:rsid="00a6f89f" officeooo:paragraph-rsid="00a6f89f" style:font-size-asian="13pt" style:font-size-complex="13pt"/>
    </style:style>
    <style:style style:name="P14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rsid="008a72cb" officeooo:paragraph-rsid="00a6f89f" style:font-size-asian="11pt" style:font-size-complex="11pt"/>
    </style:style>
    <style:style style:name="P15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paragraph-rsid="00a6f89f" style:font-size-asian="11pt" style:font-size-complex="11pt"/>
    </style:style>
    <style:style style:name="P16" style:family="paragraph" style:parent-style-name="Table_20_Contents">
      <style:paragraph-properties fo:margin-top="0in" fo:margin-bottom="0.0201in" loext:contextual-spacing="false"/>
      <style:text-properties style:font-name="Linux Libertine" fo:font-size="11pt" officeooo:paragraph-rsid="00a6f89f" style:font-size-asian="11pt" style:font-size-complex="11pt"/>
    </style:style>
    <style:style style:name="P17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103ce5" officeooo:paragraph-rsid="00a6f89f" style:font-size-asian="11pt" style:font-weight-asian="normal" style:font-size-complex="11pt" style:font-weight-complex="normal"/>
    </style:style>
    <style:style style:name="P20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103ce5" officeooo:paragraph-rsid="00a6f89f" style:font-size-asian="11pt" style:font-weight-asian="normal" style:font-size-complex="11pt" style:font-weight-complex="normal"/>
    </style:style>
    <style:style style:name="P21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25f41d" officeooo:paragraph-rsid="00a6f89f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a6f89f" style:font-size-asian="11pt" style:font-weight-asian="normal" style:font-size-complex="11pt" style:font-weight-complex="normal"/>
    </style:style>
    <style:style style:name="P23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a70262" style:font-size-asian="11pt" style:font-weight-asian="normal" style:font-size-complex="11pt" style:font-weight-complex="normal"/>
    </style:style>
    <style:style style:name="P24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26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2ac7f3" officeooo:paragraph-rsid="00a70262" style:font-size-asian="11pt" style:font-weight-asian="normal" style:font-size-complex="11pt" style:font-weight-complex="normal"/>
    </style:style>
    <style:style style:name="P27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28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4a5a10" officeooo:paragraph-rsid="00a6f89f" style:font-size-asian="11pt" style:font-weight-asian="normal" style:font-size-complex="11pt" style:font-weight-complex="normal"/>
    </style:style>
    <style:style style:name="P29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4a5a10" officeooo:paragraph-rsid="00a6f89f" style:font-size-asian="11pt" style:font-weight-asian="normal" style:font-size-complex="11pt" style:font-weight-complex="normal"/>
    </style:style>
    <style:style style:name="P31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32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34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99aee8" officeooo:paragraph-rsid="00a6f89f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bold" officeooo:rsid="000cf07c" officeooo:paragraph-rsid="00a6f89f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922416" officeooo:paragraph-rsid="00a6f89f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2cfe24" officeooo:paragraph-rsid="00a6f89f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4a5a10" officeooo:paragraph-rsid="00a6f89f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4a5a10" officeooo:paragraph-rsid="00b74f96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bold" officeooo:rsid="000cf07c" officeooo:paragraph-rsid="00a6f89f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3pt" fo:font-weight="normal" officeooo:rsid="0095a825" officeooo:paragraph-rsid="00a6f89f" style:font-size-asian="13pt" style:font-weight-asian="normal" style:font-size-complex="13pt" style:font-weight-complex="normal"/>
    </style:style>
    <style:style style:name="P46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3pt" fo:font-weight="normal" officeooo:rsid="00a50cea" officeooo:paragraph-rsid="00a6f89f" style:font-size-asian="13pt" style:font-weight-asian="normal" style:font-size-complex="13pt" style:font-weight-complex="normal"/>
    </style:style>
    <style:style style:name="P47" style:family="paragraph" style:parent-style-name="Table_20_Contents">
      <style:paragraph-properties fo:margin-top="0in" fo:margin-bottom="0.0201in" loext:contextual-spacing="false" fo:text-align="center" style:justify-single-word="false"/>
      <style:text-properties style:font-name="Linux Libertine" fo:font-size="13pt" fo:font-weight="normal" officeooo:rsid="00a4d19f" officeooo:paragraph-rsid="00a6f89f" style:font-size-asian="13pt" style:font-weight-asian="normal" style:font-size-complex="13pt" style:font-weight-complex="normal"/>
    </style:style>
    <style:style style:name="P48" style:family="paragraph" style:parent-style-name="Table_20_Contents" style:list-style-name="L1">
      <style:paragraph-properties fo:margin-top="0in" fo:margin-bottom="0.0201in" loext:contextual-spacing="false"/>
      <style:text-properties officeooo:paragraph-rsid="00a6f89f"/>
    </style:style>
    <style:style style:name="P49" style:family="paragraph" style:parent-style-name="Table_20_Contents" style:list-style-name="L1">
      <style:paragraph-properties fo:margin-top="0in" fo:margin-bottom="0.0201in" loext:contextual-spacing="false"/>
      <style:text-properties officeooo:paragraph-rsid="00a70262"/>
    </style:style>
    <style:style style:name="P50" style:family="paragraph" style:parent-style-name="Table_20_Contents" style:list-style-name="L1">
      <style:paragraph-properties fo:margin-top="0in" fo:margin-bottom="0.0201in" loext:contextual-spacing="false"/>
      <style:text-properties officeooo:paragraph-rsid="00b74f96"/>
    </style:style>
    <style:style style:name="P51" style:family="paragraph" style:parent-style-name="Table_20_Contents" style:list-style-name="L1">
      <style:paragraph-properties fo:margin-top="0in" fo:margin-bottom="0.0201in" loext:contextual-spacing="false"/>
      <style:text-properties officeooo:rsid="0095a825" officeooo:paragraph-rsid="00a6f89f"/>
    </style:style>
    <style:style style:name="P52" style:family="paragraph" style:parent-style-name="Table_20_Contents">
      <style:paragraph-properties fo:margin-top="0in" fo:margin-bottom="0.0201in" loext:contextual-spacing="false" fo:line-height="100%"/>
      <style:text-properties officeooo:paragraph-rsid="00a6f89f"/>
    </style:style>
    <style:style style:name="P53" style:family="paragraph" style:parent-style-name="Table_20_Contents">
      <style:paragraph-properties fo:margin-top="0in" fo:margin-bottom="0.0201in" loext:contextual-spacing="false"/>
      <style:text-properties officeooo:paragraph-rsid="00a6f89f"/>
    </style:style>
    <style:style style:name="P54" style:family="paragraph" style:parent-style-name="Table_20_Contents">
      <style:paragraph-properties fo:margin-top="0in" fo:margin-bottom="0.0201in" loext:contextual-spacing="false"/>
      <style:text-properties officeooo:paragraph-rsid="00b74f96"/>
    </style:style>
    <style:style style:name="P5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1a7d23" officeooo:paragraph-rsid="00983bdc" style:font-name-asian="Noto Sans CJK JP Regular" style:font-size-asian="11pt" style:font-name-complex="Noto Sans Devanagari" style:font-size-complex="11pt"/>
    </style:style>
    <style:style style:name="P5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5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11pt" officeooo:rsid="009f2890" officeooo:paragraph-rsid="009f2890" style:font-name-asian="Noto Sans CJK JP Regular" style:font-size-asian="11pt" style:font-name-complex="Noto Sans Devanagari" style:font-size-complex="11pt"/>
    </style:style>
    <style:style style:name="P58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1pt" fo:font-style="normal" fo:font-weight="bold" officeooo:rsid="000cf07c" officeooo:paragraph-rsid="000c3fa1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Text_20_body">
      <style:paragraph-properties fo:margin-top="0in" fo:margin-bottom="0.0201in" loext:contextual-spacing="false" fo:line-height="100%" fo:text-align="center" style:justify-single-word="false"/>
      <style:text-properties style:font-name="Linux Libertine" fo:font-size="13pt" fo:font-weight="normal" officeooo:rsid="0028276d" officeooo:paragraph-rsid="00a6f89f" style:font-size-asian="13pt" style:font-weight-asian="normal" style:font-size-complex="13pt" style:font-weight-complex="normal"/>
    </style:style>
    <style:style style:name="P60" style:family="paragraph" style:parent-style-name="Text_20_body">
      <style:paragraph-properties fo:margin-top="0in" fo:margin-bottom="0.0201in" loext:contextual-spacing="false" fo:line-height="100%" fo:text-align="center" style:justify-single-word="false"/>
      <style:text-properties officeooo:paragraph-rsid="00b74f9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da007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569e0" style:font-weight-asian="normal" style:font-weight-complex="normal"/>
    </style:style>
    <style:style style:name="T7" style:family="text">
      <style:text-properties fo:font-weight="normal" officeooo:rsid="000da007" style:font-weight-asian="normal" style:font-weight-complex="normal"/>
    </style:style>
    <style:style style:name="T8" style:family="text">
      <style:text-properties fo:font-weight="normal" officeooo:rsid="0028276d" style:font-weight-asian="normal" style:font-weight-complex="normal"/>
    </style:style>
    <style:style style:name="T9" style:family="text">
      <style:text-properties fo:font-weight="normal" officeooo:rsid="00412e07" style:font-weight-asian="normal" style:font-weight-complex="normal"/>
    </style:style>
    <style:style style:name="T10" style:family="text">
      <style:text-properties fo:font-weight="normal" officeooo:rsid="00922416" style:font-weight-asian="normal" style:font-weight-complex="normal"/>
    </style:style>
    <style:style style:name="T11" style:family="text">
      <style:text-properties fo:font-weight="normal" officeooo:rsid="0093c37e" style:font-weight-asian="normal" style:font-weight-complex="normal"/>
    </style:style>
    <style:style style:name="T12" style:family="text">
      <style:text-properties fo:font-weight="normal" officeooo:rsid="0096a386" style:font-weight-asian="normal" style:font-weight-complex="normal"/>
    </style:style>
    <style:style style:name="T13" style:family="text">
      <style:text-properties fo:font-weight="normal" officeooo:rsid="009aa60f" style:font-weight-asian="normal" style:font-weight-complex="normal"/>
    </style:style>
    <style:style style:name="T14" style:family="text">
      <style:text-properties fo:font-weight="normal" officeooo:rsid="00a3516e" style:font-weight-asian="normal" style:font-weight-complex="normal"/>
    </style:style>
    <style:style style:name="T15" style:family="text">
      <style:text-properties fo:font-weight="normal" officeooo:rsid="00a50cea" style:font-weight-asian="normal" style:font-weight-complex="normal"/>
    </style:style>
    <style:style style:name="T16" style:family="text">
      <style:text-properties officeooo:rsid="004dd4db"/>
    </style:style>
    <style:style style:name="T17" style:family="text">
      <style:text-properties officeooo:rsid="004f73cb"/>
    </style:style>
    <style:style style:name="T18" style:family="text">
      <style:text-properties officeooo:rsid="005080c2"/>
    </style:style>
    <style:style style:name="T19" style:family="text">
      <style:text-properties officeooo:rsid="00514c0a"/>
    </style:style>
    <style:style style:name="T20" style:family="text">
      <style:text-properties officeooo:rsid="005b4a3c"/>
    </style:style>
    <style:style style:name="T21" style:family="text">
      <style:text-properties fo:font-size="16pt" officeooo:rsid="0016a030" style:font-size-asian="16pt" style:font-size-complex="16pt"/>
    </style:style>
    <style:style style:name="T22" style:family="text">
      <style:text-properties fo:font-size="16pt" officeooo:rsid="0087a1f4" style:font-size-asian="16pt" style:font-size-complex="16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officeooo:rsid="006f2dbb"/>
    </style:style>
    <style:style style:name="T25" style:family="text">
      <style:text-properties officeooo:rsid="0085d603"/>
    </style:style>
    <style:style style:name="T26" style:family="text">
      <style:text-properties style:font-name="Linux Libertine" fo:font-size="11pt" fo:font-weight="bold" officeooo:rsid="002ac7f3" style:font-size-asian="11pt" style:font-weight-asian="bold" style:font-size-complex="11pt" style:font-weight-complex="bold"/>
    </style:style>
    <style:style style:name="T27" style:family="text">
      <style:text-properties style:font-name="Linux Libertine" fo:font-size="11pt" fo:font-weight="bold" officeooo:rsid="00a50cea" style:font-size-asian="11pt" style:font-weight-asian="bold" style:font-size-complex="11pt" style:font-weight-complex="bold"/>
    </style:style>
    <style:style style:name="T28" style:family="text">
      <style:text-properties style:font-name="Linux Libertine" fo:font-size="11pt" fo:font-weight="bold" officeooo:rsid="00a6f89f" style:font-size-asian="11pt" style:font-weight-asian="bold" style:font-size-complex="11pt" style:font-weight-complex="bold"/>
    </style:style>
    <style:style style:name="T29" style:family="text">
      <style:text-properties style:font-name="Linux Libertine" fo:font-size="11pt" fo:font-weight="bold" officeooo:rsid="00bc1d7e" style:font-size-asian="11pt" style:font-weight-asian="bold" style:font-size-complex="11pt" style:font-weight-complex="bold"/>
    </style:style>
    <style:style style:name="T30" style:family="text">
      <style:text-properties style:font-name="Linux Libertine" fo:font-size="11pt" fo:font-weight="normal" style:font-size-asian="11pt" style:font-weight-asian="normal" style:font-size-complex="11pt" style:font-weight-complex="normal"/>
    </style:style>
    <style:style style:name="T31" style:family="text">
      <style:text-properties style:font-name="Linux Libertine" fo:font-size="11pt" fo:font-weight="normal" officeooo:rsid="008a72cb" style:font-size-asian="11pt" style:font-weight-asian="normal" style:font-size-complex="11pt" style:font-weight-complex="normal"/>
    </style:style>
    <style:style style:name="T32" style:family="text">
      <style:text-properties style:font-name="Linux Libertine" fo:font-size="11pt" fo:font-weight="normal" officeooo:rsid="0093c37e" style:font-size-asian="11pt" style:font-weight-asian="normal" style:font-size-complex="11pt" style:font-weight-complex="normal"/>
    </style:style>
    <style:style style:name="T33" style:family="text">
      <style:text-properties style:font-name="Linux Libertine" fo:font-size="11pt" fo:font-weight="normal" officeooo:rsid="0095a825" style:font-size-asian="11pt" style:font-weight-asian="normal" style:font-size-complex="11pt" style:font-weight-complex="normal"/>
    </style:style>
    <style:style style:name="T34" style:family="text">
      <style:text-properties style:font-name="Linux Libertine" fo:font-size="11pt" fo:font-weight="normal" officeooo:rsid="0096a386" style:font-size-asian="11pt" style:font-weight-asian="normal" style:font-size-complex="11pt" style:font-weight-complex="normal"/>
    </style:style>
    <style:style style:name="T35" style:family="text">
      <style:text-properties style:font-name="Linux Libertine" fo:font-size="11pt" fo:font-weight="normal" officeooo:rsid="00997c88" style:font-size-asian="11pt" style:font-weight-asian="normal" style:font-size-complex="11pt" style:font-weight-complex="normal"/>
    </style:style>
    <style:style style:name="T36" style:family="text">
      <style:text-properties style:font-name="Linux Libertine" fo:font-size="11pt" fo:font-weight="normal" officeooo:rsid="0099aee8" style:font-size-asian="11pt" style:font-weight-asian="normal" style:font-size-complex="11pt" style:font-weight-complex="normal"/>
    </style:style>
    <style:style style:name="T37" style:family="text">
      <style:text-properties style:font-name="Linux Libertine" fo:font-size="11pt" fo:font-weight="normal" officeooo:rsid="009aa60f" style:font-size-asian="11pt" style:font-weight-asian="normal" style:font-size-complex="11pt" style:font-weight-complex="normal"/>
    </style:style>
    <style:style style:name="T38" style:family="text">
      <style:text-properties style:font-name="Linux Libertine" fo:font-size="11pt" fo:font-weight="normal" officeooo:rsid="00a4d19f" style:font-size-asian="11pt" style:font-weight-asian="normal" style:font-size-complex="11pt" style:font-weight-complex="normal"/>
    </style:style>
    <style:style style:name="T39" style:family="text">
      <style:text-properties style:font-name="Linux Libertine" fo:font-size="11pt" fo:font-weight="normal" officeooo:rsid="00a50cea" style:font-size-asian="11pt" style:font-weight-asian="normal" style:font-size-complex="11pt" style:font-weight-complex="normal"/>
    </style:style>
    <style:style style:name="T40" style:family="text">
      <style:text-properties style:font-name="Linux Libertine" fo:font-size="11pt" fo:font-weight="normal" officeooo:rsid="00922416" style:font-size-asian="11pt" style:font-weight-asian="normal" style:font-size-complex="11pt" style:font-weight-complex="normal"/>
    </style:style>
    <style:style style:name="T41" style:family="text">
      <style:text-properties style:font-name="Linux Libertine" fo:font-size="11pt" fo:font-weight="normal" officeooo:rsid="002ac7f3" style:font-size-asian="11pt" style:font-weight-asian="normal" style:font-size-complex="11pt" style:font-weight-complex="normal"/>
    </style:style>
    <style:style style:name="T42" style:family="text">
      <style:text-properties style:font-name="Linux Libertine" fo:font-size="11pt" fo:font-weight="normal" officeooo:rsid="008f95df" style:font-size-asian="11pt" style:font-weight-asian="normal" style:font-size-complex="11pt" style:font-weight-complex="normal"/>
    </style:style>
    <style:style style:name="T43" style:family="text">
      <style:text-properties style:font-name="Linux Libertine" fo:font-size="11pt" fo:font-weight="normal" officeooo:rsid="00adc238" style:font-size-asian="11pt" style:font-weight-asian="normal" style:font-size-complex="11pt" style:font-weight-complex="normal"/>
    </style:style>
    <style:style style:name="T44" style:family="text">
      <style:text-properties style:font-name="Linux Libertine" fo:font-size="11pt" fo:font-weight="normal" officeooo:rsid="00b0665e" style:font-size-asian="11pt" style:font-weight-asian="normal" style:font-size-complex="11pt" style:font-weight-complex="normal"/>
    </style:style>
    <style:style style:name="T45" style:family="text">
      <style:text-properties style:font-name="Linux Libertine" fo:font-size="11pt" fo:font-weight="normal" officeooo:rsid="00b2508d" style:font-size-asian="11pt" style:font-weight-asian="normal" style:font-size-complex="11pt" style:font-weight-complex="normal"/>
    </style:style>
    <style:style style:name="T46" style:family="text">
      <style:text-properties style:font-name="Linux Libertine" fo:font-size="11pt" fo:font-weight="normal" officeooo:rsid="00c359ad" style:font-size-asian="11pt" style:font-weight-asian="normal" style:font-size-complex="11pt" style:font-weight-complex="normal"/>
    </style:style>
    <style:style style:name="T47" style:family="text">
      <style:text-properties style:font-name="Linux Libertine" fo:font-size="11pt" fo:font-weight="normal" officeooo:rsid="00c3d5c8" style:font-size-asian="11pt" style:font-weight-asian="normal" style:font-size-complex="11pt" style:font-weight-complex="normal"/>
    </style:style>
    <style:style style:name="T48" style:family="text">
      <style:text-properties style:font-name="Linux Libertine"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Linux Libertine"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50" style:family="text">
      <style:text-properties style:font-name="Linux Libertine"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51" style:family="text">
      <style:text-properties style:font-name="Linux Libertine" fo:font-size="11pt" style:font-size-asian="11pt" style:font-size-complex="11pt"/>
    </style:style>
    <style:style style:name="T52" style:family="text">
      <style:text-properties style:font-name="Linux Libertine" fo:font-size="11pt" style:text-underline-style="none" fo:font-weight="normal" officeooo:rsid="002ac7f3" style:font-size-asian="11pt" style:font-weight-asian="normal" style:font-size-complex="11pt" style:font-weight-complex="normal"/>
    </style:style>
    <style:style style:name="T53" style:family="text">
      <style:text-properties style:font-name="Linux Libertine" fo:font-size="13pt" fo:font-weight="normal" officeooo:rsid="00b74f96" style:font-size-asian="13pt" style:font-weight-asian="normal" style:font-size-complex="13pt" style:font-weight-complex="normal"/>
    </style:style>
    <style:style style:name="T54" style:family="text">
      <style:text-properties style:font-name="Linux Libertine" fo:font-size="13pt" fo:font-weight="normal" officeooo:rsid="0028276d" style:font-size-asian="13pt" style:font-weight-asian="normal" style:font-size-complex="13pt" style:font-weight-complex="normal"/>
    </style:style>
    <style:style style:name="T55" style:family="text">
      <style:text-properties officeooo:rsid="00922416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922416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412e07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c359ad" style:font-style-asian="italic" style:font-weight-asian="normal" style:font-style-complex="italic" style:font-weight-complex="normal"/>
    </style:style>
    <style:style style:name="T60" style:family="text">
      <style:text-properties officeooo:rsid="0096a386"/>
    </style:style>
    <style:style style:name="T61" style:family="text">
      <style:text-properties officeooo:rsid="00983bdc"/>
    </style:style>
    <style:style style:name="T62" style:family="text">
      <style:text-properties officeooo:rsid="0099aee8"/>
    </style:style>
    <style:style style:name="T63" style:family="text">
      <style:text-properties fo:font-size="11pt" style:font-size-asian="11pt" style:font-size-complex="11pt"/>
    </style:style>
    <style:style style:name="T64" style:family="text">
      <style:text-properties officeooo:rsid="0089294f"/>
    </style:style>
    <style:style style:name="T65" style:family="text">
      <style:text-properties officeooo:rsid="00a6f89f"/>
    </style:style>
    <style:style style:name="T66" style:family="text">
      <style:text-properties officeooo:rsid="00b2508d"/>
    </style:style>
    <style:style style:name="T67" style:family="text">
      <style:text-properties officeooo:rsid="00b538fc"/>
    </style:style>
    <style:style style:name="T68" style:family="text">
      <style:text-properties officeooo:rsid="00b74f96"/>
    </style:style>
    <style:style style:name="T69" style:family="text">
      <style:text-properties officeooo:rsid="00bc1d7e"/>
    </style:style>
    <style:style style:name="T70" style:family="text">
      <style:text-properties style:use-window-font-color="true"/>
    </style:style>
    <style:style style:name="T71" style:family="text">
      <style:text-properties style:use-window-font-color="true" style:font-name="Linux Libertine" fo:font-size="11pt" style:text-underline-style="none" fo:font-weight="normal" officeooo:rsid="002ac7f3" style:font-size-asian="11pt" style:font-weight-asian="normal" style:font-size-complex="11pt" style:font-weight-complex="normal"/>
    </style:style>
    <style:style style:name="T72" style:family="text">
      <style:text-properties style:use-window-font-color="true" style:font-name="Linux Libertine" fo:font-size="11pt" style:text-underline-style="solid" style:text-underline-width="auto" style:text-underline-color="font-color" fo:font-weight="normal" officeooo:rsid="002ac7f3" style:font-size-asian="11pt" style:font-weight-asian="normal" style:font-size-complex="11pt" style:font-weight-complex="normal"/>
    </style:style>
    <style:style style:name="T73" style:family="text">
      <style:text-properties officeooo:rsid="00c359ad"/>
    </style:style>
    <style:style style:name="T74" style:family="text">
      <style:text-properties officeooo:rsid="00c3d5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23">C</text:span><text:span text:style-name="T21">HRISTOPHER</text:span> <text:span text:style-name="T23">S. C</text:span><text:span text:style-name="T21">ORLEY, </text:span><text:span text:style-name="T22">PhD</text:span></text:p>
          </table:table-cell>
          <table:table-cell table:style-name="Table1.A1" office:value-type="string">
            <text:p text:style-name="P55">http<text:span text:style-name="T25">s</text:span>://christop.club</text:p>
            <text:p text:style-name="P56">cscorley@ua.edu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7">https://github.com/cscorley</text:p>
            <text:p text:style-name="P57">Chattanooga, TN, US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47">SKILLS</text:p>
                </table:table-cell>
              </table:table-row>
              <table:table-row>
                <table:table-cell table:style-name="Table3.A1" office:value-type="string">
                  <text:list xml:id="list507394851" text:style-name="L1">
                    <text:list-item>
                      <text:p text:style-name="P3">.NET</text:p>
                      <text:list>
                        <text:list-item>
                          <text:p text:style-name="P7">C#</text:p>
                        </text:list-item>
                        <text:list-item>
                          <text:p text:style-name="P3"><text:span text:style-name="T67">Framework &amp; Core</text:span></text:p>
                        </text:list-item>
                        <text:list-item>
                          <text:p text:style-name="P3">ASP.NET WebAPI</text:p>
                        </text:list-item>
                        <text:list-item>
                          <text:p text:style-name="P8">VB.NET</text:p>
                        </text:list-item>
                      </text:list>
                    </text:list-item>
                    <text:list-item>
                      <text:p text:style-name="P3">Python</text:p>
                      <text:list>
                        <text:list-item>
                          <text:p text:style-name="P3">Flask</text:p>
                        </text:list-item>
                        <text:list-item>
                          <text:p text:style-name="P9">Django</text:p>
                        </text:list-item>
                        <text:list-item>
                          <text:p text:style-name="P3">numpy</text:p>
                        </text:list-item>
                        <text:list-item>
                          <text:p text:style-name="P6">Jupyter Notebooks</text:p>
                        </text:list-item>
                      </text:list>
                    </text:list-item>
                    <text:list-item>
                      <text:p text:style-name="P3">SQL</text:p>
                    </text:list-item>
                    <text:list-item>
                      <text:p text:style-name="P3">JavaScript</text:p>
                      <text:list>
                        <text:list-item>
                          <text:p text:style-name="P11"><text:span text:style-name="T38">Node</text:span></text:p>
                        </text:list-item>
                        <text:list-item>
                          <text:p text:style-name="P11"><text:span text:style-name="T38">React</text:span></text:p>
                        </text:list-item>
                        <text:list-item>
                          <text:p text:style-name="P11"><text:span text:style-name="T38">Vue</text:span></text:p>
                        </text:list-item>
                      </text:list>
                    </text:list-item>
                    <text:list-item>
                      <text:p text:style-name="P3">Rust (beginner)</text:p>
                    </text:list-item>
                    <text:list-item>
                      <text:p text:style-name="P3">Git</text:p>
                    </text:list-item>
                    <text:list-item>
                      <text:p text:style-name="P3">Elasticsearch</text:p>
                    </text:list-item>
                    <text:list-item>
                      <text:p text:style-name="P3">MongoDB</text:p>
                    </text:list-item>
                    <text:list-item>
                      <text:p text:style-name="P3">RabbitMQ</text:p>
                    </text:list-item>
                    <text:list-item>
                      <text:p text:style-name="P3">IIS</text:p>
                    </text:list-item>
                    <text:list-item>
                      <text:p text:style-name="P3">New Relic</text:p>
                    </text:list-item>
                    <text:list-item>
                      <text:p text:style-name="P3">GNU/Linux</text:p>
                    </text:list-item>
                    <text:list-item>
                      <text:p text:style-name="P3">Windows Server</text:p>
                    </text:list-item>
                    <text:list-item>
                      <text:p text:style-name="P12"><text:span text:style-name="T38">Azure </text:span><text:span text:style-name="T45">DevOps</text:span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P13">EDUCATION</text:p>
                </table:table-cell>
              </table:table-row>
              <table:table-row>
                <table:table-cell table:style-name="Table3.A1" office:value-type="string">
                  <text:p text:style-name="P37">PhD, Computer Science</text:p>
                  <text:p text:style-name="P37"><text:span text:style-name="T14">University of Alabama</text:span></text:p>
                  <text:p text:style-name="P37"><text:span text:style-name="T10">May 2018</text:span></text:p>
                  <text:p text:style-name="P35"><text:span text:style-name="T10">Online Topic Modeling For Software Maintenance Using A </text:span><text:span text:style-name="T11">C</text:span><text:span text:style-name="T10">hangeset-Based Approach</text:span></text:p>
                  <text:p text:style-name="P35"><text:span text:style-name="T10"/></text:p>
                  <text:p text:style-name="P36"><text:span text:style-name="T55">M</text:span><text:span text:style-name="T3">S,</text:span><text:span text:style-name="T55"> Computer Science</text:span></text:p>
                  <text:p text:style-name="P36"><text:span text:style-name="T14">University of Alabama</text:span></text:p>
                  <text:p text:style-name="P36"><text:span text:style-name="T10">August 2014</text:span></text:p>
                  <text:p text:style-name="P36"><text:span text:style-name="T10"/></text:p>
                  <text:p text:style-name="P44"><text:span text:style-name="T3">BS,</text:span><text:span text:style-name="T64"> Computer Science</text:span></text:p>
                  <text:p text:style-name="P44"><text:span text:style-name="T14">University of North Alabama</text:span></text:p>
                  <text:p text:style-name="P44"><text:span text:style-name="T10">May 2011</text:span></text:p>
                </table:table-cell>
              </table:table-row>
              <table:table-row>
                <table:table-cell table:style-name="Table3.A1" office:value-type="string">
                  <text:p text:style-name="P37"/>
                </table:table-cell>
              </table:table-row>
              <table:table-row>
                <table:table-cell table:style-name="Table3.A1" office:value-type="string">
                  <text:p text:style-name="P37"/>
                </table:table-cell>
              </table:table-row>
              <table:table-row>
                <table:table-cell table:style-name="Table3.A1" office:value-type="string">
                  <text:p text:style-name="P60"><text:span text:style-name="T53"/></text:p>
                  <text:p text:style-name="P60"><text:soft-page-break/><text:span text:style-name="T53">OTHER</text:span><text:span text:style-name="T54"> EXPERIENCE</text:span></text:p>
                </table:table-cell>
              </table:table-row>
              <table:table-row>
                <table:table-cell table:style-name="Table3.A1" office:value-type="string">
                  <text:p text:style-name="P54"><text:span text:style-name="T29">O</text:span><text:span text:style-name="T26">pen-source projects</text:span></text:p>
                  <text:list xml:id="list225519568082056" text:continue-numbering="true" text:style-name="L1">
                    <text:list-item>
                      <text:p text:style-name="P50"><text:a xlink:type="simple" xlink:href="https://github.com/cscorley/whatthepatch" text:style-name="Internet_20_link" text:visited-style-name="Visited_20_Internet_20_Link"><text:span text:style-name="T72">whatthepatch</text:span></text:a><text:span text:style-name="T41">: Python diff/patch parsing library, </text:span><text:span text:style-name="T42">owner</text:span></text:p>
                    </text:list-item>
                    <text:list-item>
                      <text:p text:style-name="P24"><text:a xlink:type="simple" xlink:href="https://github.com/RaRe-Technologies/gensim" text:style-name="Internet_20_link" text:visited-style-name="Visited_20_Internet_20_Link"><text:span text:style-name="T70">Gensim</text:span></text:a>: Python topic modeling library, <text:span text:style-name="T20">core contributor</text:span></text:p>
                    </text:list-item>
                  </text:list>
                  <text:p text:style-name="P25"/>
                  <text:p text:style-name="P41">Research instrumentation</text:p>
                  <text:list xml:id="list225518812276463" text:continue-numbering="true" text:style-name="L1">
                    <text:list-item>
                      <text:p text:style-name="P29">Language-agnostic source code parser using ANTLR4 grammars. <text:span text:style-name="T19">Java, XML</text:span></text:p>
                    </text:list-item>
                    <text:list-item>
                      <text:p text:style-name="P27"><text:span text:style-name="T19">A</text:span>pplication for source code <text:span text:style-name="T17">search</text:span> <text:span text:style-name="T18">using</text:span> linguistic similarity rather than keyword<text:span text:style-name="T16">s. Python</text:span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P37"/>
                </table:table-cell>
              </table:table-row>
              <table:table-row>
                <table:table-cell table:style-name="Table3.A1" office:value-type="string">
                  <text:p text:style-name="P37"/>
                </table:table-cell>
              </table:table-row>
              <table:table-row>
                <table:table-cell table:style-name="Table3.A1" office:value-type="string">
                  <text:p text:style-name="P37"/>
                </table:table-cell>
              </table:table-row>
              <table:table-row>
                <table:table-cell table:style-name="Table3.A1" office:value-type="string">
                  <text:p text:style-name="P37"/>
                </table:table-cell>
              </table:table-row>
              <table:table-row>
                <table:table-cell table:style-name="Table3.A1" office:value-type="string">
                  <text:p text:style-name="P37"/>
                </table:table-cell>
              </table:table-row>
            </table:table>
            <text:p text:style-name="P4"/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7"><text:span text:style-name="T65">PROFESSIONAL </text:span>EXPERIENCE</text:p>
                </table:table-cell>
              </table:table-row>
              <table:table-row>
                <table:table-cell table:style-name="Table4.A1" office:value-type="string">
                  <text:p text:style-name="P43">Coyote Logistics<text:span text:style-name="T2">,</text:span><text:span text:style-name="T56"> </text:span><text:span text:style-name="T57">Lead Software Engineer</text:span></text:p>
                  <text:p text:style-name="P38"><text:span text:style-name="T15">August </text:span><text:span text:style-name="T5">2019 – </text:span><text:span text:style-name="T15">present | Chattanooga, TN, USA</text:span></text:p>
                  <text:list xml:id="list225518713039914" text:continue-numbering="true" text:style-name="L1">
                    <text:list-item>
                      <text:p text:style-name="P48"><text:span text:style-name="T31">Manage deployments and releases of products </text:span><text:span text:style-name="T34">owned by team</text:span></text:p>
                    </text:list-item>
                    <text:list-item>
                      <text:p text:style-name="P34"><text:span text:style-name="T60">Moved team from Scrum-style sprints to Kanban</text:span></text:p>
                    </text:list-item>
                    <text:list-item>
                      <text:p text:style-name="P32">Project planning and requirements gathering. <text:s/>Create and document work to be completed. <text:s/>Explore and make development plans <text:span text:style-name="T60">for team to execute</text:span></text:p>
                    </text:list-item>
                    <text:list-item>
                      <text:p text:style-name="P32">Pair programming to resolve development blocks and debugging issues. <text:s/>Mentoring on test writing, refactors, and experimentation of code changes.</text:p>
                    </text:list-item>
                    <text:list-item>
                      <text:p text:style-name="P32">Designed and mentored changes for implementing Elasticsearch script-based updates of time-critical and continuously updated data <text:span text:style-name="T62">fields</text:span></text:p>
                    </text:list-item>
                    <text:list-item>
                      <text:p text:style-name="P48"><text:span text:style-name="T31">Lead project</text:span><text:span text:style-name="T36">s</text:span><text:span text:style-name="T31"> that overhauled company location search functionality with Elasticsearch solution </text:span><text:span text:style-name="T35">that replaced</text:span><text:span text:style-name="T31"> SQL-based queries </text:span><text:span text:style-name="T35">with</text:span><text:span text:style-name="T31"> flexible </text:span><text:span text:style-name="T46">type-ahead</text:span><text:span text:style-name="T31"> and fuzzy location searching. <text:s/></text:span><text:span text:style-name="T35">Implemented data collection for determining metrics on actual user search results and selections</text:span></text:p>
                    </text:list-item>
                    <text:list-item>
                      <text:p text:style-name="P32">Lead project in converting in-memory caching to Azure-hosted Redis cache</text:p>
                    </text:list-item>
                    <text:list-item>
                      <text:p text:style-name="P32">Converted <text:span text:style-name="T60">team </text:span>build pipeline infrastructure to YAML-based Azure DevOps</text:p>
                    </text:list-item>
                    <text:list-item>
                      <text:p text:style-name="P32">Build and maintain Kibana dashboards for Logstash logging</text:p>
                    </text:list-item>
                  </text:list>
                  <text:p text:style-name="P33"/>
                  <text:p text:style-name="P53"><text:span text:style-name="T27">Coyote Logistics</text:span><text:span text:style-name="T48">,</text:span><text:span text:style-name="T49"> Senior</text:span><text:span text:style-name="T50"> Software Engineer</text:span></text:p>
                  <text:p text:style-name="P53"><text:span text:style-name="T39">April </text:span><text:span text:style-name="T40">2019 – </text:span><text:span text:style-name="T39">August 2109 | Chattanooga, TN, USA</text:span></text:p>
                  <text:list xml:id="list225519594044235" text:continue-numbering="true" text:style-name="L1">
                    <text:list-item>
                      <text:p text:style-name="P14"><text:span text:style-name="T5">Productionalized a data-science model in Python </text:span><text:span text:style-name="T13">with Flask</text:span><text:span text:style-name="T5">. <text:s/>Improved model training efficacy, model deployment, and prediction robustness. </text:span></text:p>
                    </text:list-item>
                    <text:list-item>
                      <text:p text:style-name="P48"><text:span text:style-name="T31">Designed, implemented, </text:span><text:span text:style-name="T37">and documented</text:span><text:span text:style-name="T31"> service changes that moved Elasticsearch </text:span><text:span text:style-name="T47">clients</text:span><text:span text:style-name="T31"> to secure-connection clusters</text:span></text:p>
                    </text:list-item>
                    <text:list-item>
                      <text:p text:style-name="P14"><text:span text:style-name="T5">Designed, implemented, dogfooded, and documented a</text:span><text:span text:style-name="T12">n</text:span><text:span text:style-name="T5"> internal NuGet library for Elasticsearch index management. <text:s/>Provides de facto implementations and patterns for the company that allows teams to rapidly develop and deploy Elasticsearch-based applications.</text:span></text:p>
                    </text:list-item>
                    <text:list-item>
                      <text:p text:style-name="P48"><text:span text:style-name="T31">Installed and maintained </text:span><text:span text:style-name="T37">Developer</text:span><text:span text:style-name="T31"> and QA Elasticsearch clusters</text:span></text:p>
                    </text:list-item>
                  </text:list>
                  <text:p text:style-name="P53"><text:span text:style-name="T31"/></text:p>
                  <text:p text:style-name="P43">Coyote Logistics<text:span text:style-name="T2">,</text:span><text:span text:style-name="T56"> </text:span><text:span text:style-name="T57"><text:s/>Software Engineer</text:span></text:p>
                  <text:p text:style-name="P53"><text:span text:style-name="T39">February </text:span><text:span text:style-name="T40">201</text:span><text:span text:style-name="T39">6</text:span><text:span text:style-name="T40"> – </text:span><text:span text:style-name="T39">April 2019 | Chattanooga, TN, USA</text:span></text:p>
                  <text:list xml:id="list225518147148780" text:continue-numbering="true" text:style-name="L1">
                    <text:list-item>
                      <text:p text:style-name="P48"><text:span text:style-name="T33">Designed and i</text:span><text:span text:style-name="T32">mplemented Elasticsearch-based </text:span><text:span text:style-name="T33">services to </text:span><text:span text:style-name="T32">replac</text:span><text:span text:style-name="T33">e</text:span><text:span text:style-name="T32"> SQL searching and reports. <text:s/></text:span><text:span text:style-name="T37">S</text:span><text:span text:style-name="T33">ervice </text:span><text:span text:style-name="T37">A/B architecture accounted for </text:span><text:span text:style-name="T33">Elasticsearch index changes, removing service maintenance windows and allowing for continuous deployment</text:span></text:p>
                    </text:list-item>
                    <text:list-item>
                      <text:p text:style-name="P48"><text:span text:style-name="T37">Decoupled</text:span><text:span text:style-name="T33"> all existing Elasticsearch clients </text:span><text:span text:style-name="T37">from</text:span><text:span text:style-name="T33"> direct connections </text:span><text:span text:style-name="T37">to clusters to use services instead</text:span></text:p>
                    </text:list-item>
                    <text:list-item>
                      <text:p text:style-name="P31">Single-handedly upgraded company dependencies on Elasticsearch 1 to Elasticsearch 5 and introduced architecture and development patterns for gradual upgrades on future major versions</text:p>
                    </text:list-item>
                    <text:list-item>
                      <text:p text:style-name="P48"><text:soft-page-break/><text:span text:style-name="T33">Reformulated critical Elasticsearch queries </text:span><text:span text:style-name="T37">that brought</text:span><text:span text:style-name="T34"> mainline application query time from 30 seconds to sub-second searches</text:span></text:p>
                    </text:list-item>
                    <text:list-item>
                      <text:p text:style-name="P31">Designed and implemented Elasticsearch jobs for identifying and removing old documents from long-lived indices <text:span text:style-name="T61">reducing index disk sizes 85% or more</text:span></text:p>
                    </text:list-item>
                    <text:list-item>
                      <text:p text:style-name="P48"><text:span text:style-name="T32">Major improvements to robustness and reliability of critical internal WCF </text:span><text:span text:style-name="T37">location geocoding and distance routing</text:span><text:span text:style-name="T32"> </text:span><text:span text:style-name="T33">service while introducing large refactors and increasing unit test coverage from less than 250 to over 1500</text:span></text:p>
                    </text:list-item>
                    <text:list-item>
                      <text:p text:style-name="P48"><text:span text:style-name="T33">Reduced requests to external service by 99% (200K/day to 2K/day)</text:span></text:p>
                    </text:list-item>
                    <text:list-item>
                      <text:p text:style-name="P51"><text:span text:style-name="T30">Researched and authored comprehensive service documentation</text:span></text:p>
                    </text:list-item>
                    <text:list-item>
                      <text:p text:style-name="P45"><text:span text:style-name="T63">Designed protocol and process for deprecating WCF service methods</text:span></text:p>
                    </text:list-item>
                  </text:list>
                  <text:p text:style-name="P46"><text:span text:style-name="T63"/></text:p>
                  <text:p text:style-name="P43"><text:span text:style-name="T1">ABB Corporate Research</text:span><text:span text:style-name="T2">,</text:span><text:span text:style-name="T56"> Visiting Re</text:span><text:span text:style-name="T59">se</text:span><text:span text:style-name="T56">archer &amp; Research Developer</text:span></text:p>
                  <text:p text:style-name="P52"><text:span text:style-name="T39">January </text:span><text:span text:style-name="T40">201</text:span><text:span text:style-name="T39">5 </text:span><text:span text:style-name="T40">– </text:span><text:span text:style-name="T39">February 2016 | Raleigh, NC, USA</text:span></text:p>
                  <text:list xml:id="list225518497450464" text:continue-numbering="true" text:style-name="L1">
                    <text:list-item>
                      <text:p text:style-name="P15"><text:span text:style-name="T7">Created &amp; lead </text:span><text:span text:style-name="T8">project</text:span><text:span text:style-name="T7"> to reduce interruptions of knowledge worker</text:span><text:span text:style-name="T6">s</text:span></text:p>
                    </text:list-item>
                    <text:list-item>
                      <text:p text:style-name="P17">Maintained web service for hundreds of internal users</text:p>
                    </text:list-item>
                  </text:list>
                  <text:p text:style-name="P18"><text:span text:style-name="T63"/></text:p>
                  <text:p text:style-name="P42">University of Alabama<text:span text:style-name="T5">, </text:span><text:span text:style-name="T56">Graduate Research Assistant</text:span></text:p>
                  <text:p text:style-name="P16"><text:span text:style-name="T10">Fall 2014 </text:span><text:span text:style-name="T15">| Tuscaloosa, AL, USA</text:span></text:p>
                  <text:list xml:id="list225518579347615" text:continue-numbering="true" text:style-name="L1">
                    <text:list-item>
                      <text:p text:style-name="P10">Performed research related to Software Security</text:p>
                    </text:list-item>
                    <text:list-item>
                      <text:p text:style-name="P20">NSA Grant: “Growing the Science of Security Through <text:span text:style-name="T73">Analytics</text:span>”</text:p>
                    </text:list-item>
                  </text:list>
                  <text:p text:style-name="P19"/>
                  <text:p text:style-name="P52"><text:span text:style-name="T27">University of Alabama</text:span><text:span text:style-name="T39">, </text:span><text:span text:style-name="T49">Graduate Teaching Assistant</text:span></text:p>
                  <text:p text:style-name="P53"><text:span text:style-name="T39">Spring 2013 – Spring</text:span><text:span text:style-name="T40"> 2014 </text:span><text:span text:style-name="T39">| Tuscaloosa, AL, USA</text:span></text:p>
                  <text:list xml:id="list225519736061807" text:continue-numbering="true" text:style-name="L1">
                    <text:list-item>
                      <text:p text:style-name="P10">Taught 1<text:span text:style-name="T4">st</text:span> &amp; 2<text:span text:style-name="T4">nd</text:span> year students</text:p>
                    </text:list-item>
                    <text:list-item>
                      <text:p text:style-name="P21"><text:span text:style-name="T15">Courses: Programming II &amp; Software Engineering</text:span></text:p>
                    </text:list-item>
                  </text:list>
                  <text:p text:style-name="P5"/>
                  <text:p text:style-name="P52"><text:span text:style-name="T27">University of Alabama</text:span><text:span text:style-name="T39">, </text:span><text:span text:style-name="T49">Undergraduate Research Mentor</text:span></text:p>
                  <text:p text:style-name="P53"><text:span text:style-name="T39">Summer 2011 – Spring</text:span><text:span text:style-name="T40"> 2014 </text:span><text:span text:style-name="T39">| Tuscaloosa, AL, USA</text:span></text:p>
                  <text:list xml:id="list225519847488974" text:continue-numbering="true" text:style-name="L1">
                    <text:list-item>
                      <text:p text:style-name="P10">Lead &amp; <text:span text:style-name="T73">mentored</text:span> undergraduates on various research projects<text:span text:style-name="T9"> </text:span><text:span text:style-name="T5">in Research Experience for Undergraduates program</text:span></text:p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59"/>
                </table:table-cell>
              </table:table-row>
              <table:table-row>
                <table:table-cell table:style-name="Table4.A1" office:value-type="string">
                  <text:p text:style-name="P30"/>
                </table:table-cell>
              </table:table-row>
            </table:table>
            <text:p text:style-name="P39"><text:span text:style-name="T58"/></text:p>
          </table:table-cell>
        </table:table-row>
      </table:table>
      <text:p text:style-name="P58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8-20T17:28:50.600890445</meta:creation-date>
    <dc:date>2020-08-08T22:55:17.571000000</dc:date>
    <meta:editing-duration>P1DT20H38M57S</meta:editing-duration>
    <meta:editing-cycles>169</meta:editing-cycles>
    <meta:generator>LibreOffice/6.4.4.2$Windows_X86_64 LibreOffice_project/3d775be2011f3886db32dfd395a6a6d1ca2630ff</meta:generator>
    <meta:document-statistic meta:table-count="4" meta:image-count="0" meta:object-count="0" meta:page-count="2" meta:paragraph-count="93" meta:word-count="695" meta:character-count="4815" meta:non-whitespace-character-count="4256"/>
  </office:meta>
</office:document-meta>
</file>